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7T14:14:56.712" calcext:value-type="date">
              <text:p>17/03/2016 14:14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295cm" svg:x="0cm" svg:y="0.094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59cm" svg:x="0.252cm" svg:y="0.21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27cm" svg:x="0.084cm" svg:y="0.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27cm" svg:x="0.111cm" svg:y="0.1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>
              <draw:frame table:end-cell-address="RP_03_12.O24" table:end-x="1.517cm" table:end-y="0.604cm" draw:z-index="3" draw:style-name="gr1" svg:width="27.742cm" svg:height="14.965cm" svg:x="0cm" svg:y="0.081cm">
  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  <draw:image xlink:href="./ObjectReplacements/Object 2" xlink:type="simple" xlink:show="embed" xlink:actuate="onLoad"/>
              </draw:frame>
            </table:table-cell>
            <table:table-cell table:number-columns-spanned="2" table:number-rows-spanned="1"/>
            <table:covered-table-cell/>
            <table:table-cell table:number-columns-spanned="3" table:number-rows-spanned="2"/>
            <table:covered-table-cell table:number-columns-repeated="2"/>
            <table:table-cell table:number-columns-spanned="7" table:number-rows-spanned="1"/>
            <table:covered-table-cell table:number-columns-repeated="6"/>
            <table:table-cell table:number-columns-spanned="2" table:number-rows-spanned="1"/>
            <table:covered-table-cell/>
            <table:table-cell table:number-columns-repeated="10"/>
            <table:table-cell table:style-name="ce19" table:number-columns-repeated="231"/>
          </table:table-row>
          <table:table-row table:style-name="ro10">
            <table:table-cell/>
            <table:table-cell table:number-columns-spanned="2" table:number-rows-spanned="1"/>
            <table:covered-table-cell table:number-columns-repeated="4"/>
            <table:table-cell table:number-columns-spanned="7" table:number-rows-spanned="1"/>
            <table:covered-table-cell table:number-columns-repeated="6"/>
            <table:table-cell table:number-columns-spanned="2" table:number-rows-spanned="1"/>
            <table:covered-table-cell/>
            <table:table-cell table:number-columns-repeated="10"/>
            <table:table-cell table:style-name="ce19" table:number-columns-repeated="231"/>
          </table:table-row>
          <table:table-row table:style-name="ro1">
            <table:table-cell/>
            <table:table-cell table:number-columns-spanned="2" table:number-rows-spanned="1"/>
            <table:covered-table-cell/>
            <table:table-cell table:number-columns-spanned="2" table:number-rows-spanned="1"/>
            <table:covered-table-cell/>
            <table:table-cell/>
            <table:table-cell table:number-columns-spanned="2" table:number-rows-spanned="1"/>
            <table:covered-table-cell/>
            <table:table-cell table:number-columns-repeated="17"/>
            <table:table-cell table:style-name="ce19" table:number-columns-repeated="231"/>
          </table:table-row>
          <table:table-row table:style-name="ro10">
            <table:table-cell/>
            <table:table-cell table:number-columns-spanned="2" table:number-rows-spanned="1"/>
            <table:covered-table-cell/>
            <table:table-cell table:number-columns-spanned="2" table:number-rows-spanned="1"/>
            <table:covered-table-cell/>
            <table:table-cell/>
            <table:table-cell table:number-columns-spanned="2" table:number-rows-spanned="1"/>
            <table:covered-table-cell/>
            <table:table-cell table:number-columns-repeated="17"/>
            <table:table-cell table:style-name="ce19" table:number-columns-repeated="231"/>
          </table:table-row>
          <table:table-row table:style-name="ro3">
            <table:table-cell table:number-columns-repeated="25"/>
            <table:table-cell table:style-name="ce19" table:number-columns-repeated="231"/>
          </table:table-row>
          <table:table-row table:style-name="ro1">
            <table:table-cell table:number-columns-spanned="8" table:number-rows-spanned="1"/>
            <table:covered-table-cell table:number-columns-repeated="7"/>
            <table:table-cell table:number-columns-spanned="7" table:number-rows-spanned="1"/>
            <table:covered-table-cell table:number-columns-repeated="6"/>
            <table:table-cell/>
            <table:table-cell office:value-type="string" calcext:value-type="string">
              <text:p>Période</text:p>
            </table:table-cell>
            <table:table-cell/>
            <table:table-cell office:value-type="string" calcext:value-type="string">
              <text:p>Oct. 15</text:p>
            </table:table-cell>
            <table:table-cell office:value-type="string" calcext:value-type="string">
              <text:p>Nov.</text:p>
            </table:table-cell>
            <table:table-cell office:value-type="string" calcext:value-type="string">
              <text:p>Déc.</text:p>
            </table:table-cell>
            <table:table-cell office:value-type="string" calcext:value-type="string">
              <text:p>Jan. 16</text:p>
            </table:table-cell>
            <table:table-cell office:value-type="string" calcext:value-type="string">
              <text:p>Fév.</text:p>
            </table:table-cell>
            <table:table-cell office:value-type="string" calcext:value-type="string">
              <text:p>Mar.</text:p>
            </table:table-cell>
            <table:table-cell/>
            <table:table-cell table:style-name="ce108" table:number-columns-repeated="5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number-columns-spanned="8" table:number-rows-spanned="8"/>
          <table:covered-table-cell table:number-columns-repeated="7"/>
          <table:table-cell table:number-columns-spanned="6" table:number-rows-spanned="1">
            <draw:custom-shape table:end-cell-address="RP_03_12.O24" table:end-x="1.621cm" table:end-y="0.294cm" draw:z-index="0" draw:style-name="gr2" draw:text-style-name="P1" svg:width="12.61cm" svg:height="11.711cm" svg:x="0.252cm" svg:y="0.671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/>
          <table:table-cell table:number-columns-repeated="2"/>
          <table:table-cell office:value-type="string" calcext:value-type="string">
            <text:p>Dépenses prévues mensuell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92" calcext:value-type="float">
            <text:p>4,92</text:p>
          </table:table-cell>
          <table:table-cell office:value-type="float" office:value="4.2" calcext:value-type="float">
            <text:p>4,2</text:p>
          </table:table-cell>
          <table:table-cell office:value-type="float" office:value="4.05" calcext:value-type="float">
            <text:p>4,05</text:p>
          </table:table-cell>
          <table:table-cell office:value-type="float" office:value="6" calcext:value-type="float">
            <text:p>6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number-columns-repeated="8"/>
          <table:table-cell table:number-columns-spanned="6" table:number-rows-spanned="2"/>
          <table:covered-table-cell table:number-columns-repeated="5"/>
          <table:table-cell table:number-columns-repeated="2"/>
          <table:table-cell office:value-type="string" calcext:value-type="string">
            <text:p>Dépenses réalisées mensuelle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.75" calcext:value-type="float">
            <text:p>3,75</text:p>
          </table:table-cell>
          <table:table-cell office:value-type="float" office:value="5.4" calcext:value-type="float">
            <text:p>5,4</text:p>
          </table:table-cell>
          <table:table-cell office:value-type="float" office:value="3.1" calcext:value-type="float">
            <text:p>3,1</text:p>
          </table:table-cell>
          <table:table-cell office:value-type="float" office:value="5.7" calcext:value-type="float">
            <text:p>5,7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number-columns-repeated="14"/>
          <table:table-cell table:number-columns-repeated="2"/>
          <table:table-cell office:value-type="string" calcext:value-type="string">
            <text:p>Cumul dépenses prévues</text:p>
          </table:table-cell>
          <table:table-cell/>
          <table:table-cell table:formula="of:=[.S7]" office:value-type="float" office:value="6" calcext:value-type="float">
            <text:p>6</text:p>
          </table:table-cell>
          <table:table-cell table:formula="of:=[.S9]+[.T7]" office:value-type="float" office:value="9" calcext:value-type="float">
            <text:p>9</text:p>
          </table:table-cell>
          <table:table-cell table:formula="of:=[.T9]+[.U7]" office:value-type="float" office:value="13.92" calcext:value-type="float">
            <text:p>13,92</text:p>
          </table:table-cell>
          <table:table-cell table:formula="of:=[.U9]+[.V7]" office:value-type="float" office:value="18.12" calcext:value-type="float">
            <text:p>18,12</text:p>
          </table:table-cell>
          <table:table-cell table:formula="of:=[.V9]+[.W7]" office:value-type="float" office:value="22.17" calcext:value-type="float">
            <text:p>22,17</text:p>
          </table:table-cell>
          <table:table-cell table:formula="of:=[.W9]+[.X7]" office:value-type="float" office:value="28.17" calcext:value-type="float">
            <text:p>28,17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number-columns-repeated="8"/>
          <table:table-cell table:number-columns-spanned="5" table:number-rows-spanned="1"/>
          <table:covered-table-cell table:number-columns-repeated="4"/>
          <table:table-cell table:number-columns-repeated="3"/>
          <table:table-cell office:value-type="string" calcext:value-type="string">
            <text:p>Cumul dépenses réalisées</text:p>
          </table:table-cell>
          <table:table-cell/>
          <table:table-cell table:formula="of:=[.S8]" office:value-type="float" office:value="6" calcext:value-type="float">
            <text:p>6</text:p>
          </table:table-cell>
          <table:table-cell table:formula="of:=[.S10]+[.T8]" office:value-type="float" office:value="9" calcext:value-type="float">
            <text:p>9</text:p>
          </table:table-cell>
          <table:table-cell table:formula="of:=[.T10]+[.U8]" office:value-type="float" office:value="12.75" calcext:value-type="float">
            <text:p>12,75</text:p>
          </table:table-cell>
          <table:table-cell table:formula="of:=[.U10]+[.V8]" office:value-type="float" office:value="18.15" calcext:value-type="float">
            <text:p>18,15</text:p>
          </table:table-cell>
          <table:table-cell table:formula="of:=[.V10]+[.W8]" office:value-type="float" office:value="21.25" calcext:value-type="float">
            <text:p>21,25</text:p>
          </table:table-cell>
          <table:table-cell table:formula="of:=[.W10]+[.X8]" office:value-type="float" office:value="26.95" calcext:value-type="float">
            <text:p>26,95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number-columns-repeated="8"/>
          <table:table-cell table:number-columns-spanned="5" table:number-rows-spanned="1"/>
          <table:covered-table-cell table:number-columns-repeated="4"/>
          <table:table-cell table:number-columns-repeated="3"/>
          <table:table-cell office:value-type="string" calcext:value-type="string">
            <text:p>Recettes prévu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number-columns-repeated="8"/>
          <table:table-cell table:number-columns-repeated="8"/>
          <table:table-cell office:value-type="string" calcext:value-type="string">
            <text:p>Cumul recettes prévues</text:p>
          </table:table-cell>
          <table:table-cell/>
          <table:table-cell table:formula="of:=[.R12]+[.S11]" office:value-type="float" office:value="12" calcext:value-type="float">
            <text:p>12</text:p>
          </table:table-cell>
          <table:table-cell table:formula="of:=[.S12]+[.T11]" office:value-type="float" office:value="12" calcext:value-type="float">
            <text:p>12</text:p>
          </table:table-cell>
          <table:table-cell table:formula="of:=[.T12]+[.U11]" office:value-type="float" office:value="20" calcext:value-type="float">
            <text:p>20</text:p>
          </table:table-cell>
          <table:table-cell table:formula="of:=[.U12]+[.V11]" office:value-type="float" office:value="24" calcext:value-type="float">
            <text:p>24</text:p>
          </table:table-cell>
          <table:table-cell table:formula="of:=[.V12]+[.W11]" office:value-type="float" office:value="28" calcext:value-type="float">
            <text:p>28</text:p>
          </table:table-cell>
          <table:table-cell table:formula="of:=[.W12]+[.X11]" office:value-type="float" office:value="40" calcext:value-type="float">
            <text:p>40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number-columns-repeated="8"/>
          <table:table-cell table:number-columns-repeated="8"/>
          <table:table-cell office:value-type="string" calcext:value-type="string">
            <text:p>Recettes réalisée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number-columns-repeated="8"/>
          <table:table-cell table:number-columns-repeated="8"/>
          <table:table-cell office:value-type="string" calcext:value-type="string">
            <text:p>Cumul recettes réalisées</text:p>
          </table:table-cell>
          <table:table-cell/>
          <table:table-cell table:formula="of:=[.S13]" office:value-type="float" office:value="12" calcext:value-type="float">
            <text:p>12</text:p>
          </table:table-cell>
          <table:table-cell table:formula="of:=[.S14]+[.T13]" office:value-type="float" office:value="12" calcext:value-type="float">
            <text:p>12</text:p>
          </table:table-cell>
          <table:table-cell table:formula="of:=[.T14]+[.U13]" office:value-type="float" office:value="16" calcext:value-type="float">
            <text:p>16</text:p>
          </table:table-cell>
          <table:table-cell table:formula="of:=[.U14]+[.V13]" office:value-type="float" office:value="20" calcext:value-type="float">
            <text:p>20</text:p>
          </table:table-cell>
          <table:table-cell table:formula="of:=[.V14]+[.W13]" office:value-type="float" office:value="28" calcext:value-type="float">
            <text:p>28</text:p>
          </table:table-cell>
          <table:table-cell table:formula="of:=[.W14]+[.X13]" office:value-type="float" office:value="40" calcext:value-type="float">
            <text:p>40</text:p>
          </table:table-cell>
          <table:table-cell/>
          <table:table-cell table:style-name="ce109" table:number-columns-repeated="5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0"/>
          <table:table-cell table:style-name="ce19" table:number-columns-repeated="231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4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6">
          <table:table-cell table:number-columns-spanned="5" table:number-rows-spanned="1"/>
          <table:covered-table-cell/>
          <table:covered-table-cell>
            <draw:frame table:end-cell-address="RP_03_12.N28" table:end-x="0.229cm" table:end-y="0.239cm" draw:z-index="4" draw:name="Images 1" draw:style-name="gr3" draw:text-style-name="P2" svg:width="20.187cm" svg:height="2.392cm" svg:x="0.648cm" svg:y="0.117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2"/>
          <table:table-cell table:number-columns-repeated="25"/>
          <table:table-cell table:style-name="ce19" table:number-columns-repeated="226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25"/>
          <table:table-cell table:style-name="ce19" table:number-columns-repeated="226"/>
        </table:table-row>
        <table:table-row table:style-name="ro8">
          <table:table-cell table:number-columns-repeated="30"/>
          <table:table-cell table:style-name="ce19" table:number-columns-repeated="226"/>
        </table:table-row>
        <table:table-row table:style-name="ro4">
          <table:table-cell table:number-columns-spanned="1" table:number-rows-spanned="3"/>
          <table:table-cell table:number-columns-spanned="6" table:number-rows-spanned="3">
            <draw:custom-shape table:end-cell-address="RP_03_12.G28" table:end-x="1.678cm" table:end-y="0.611cm" draw:z-index="1" draw:style-name="gr2" draw:text-style-name="P1" svg:width="10.962cm" svg:height="1.315cm" svg:x="0.084cm" svg:y="0.462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/>
          <table:table-cell table:number-columns-spanned="1" table:number-rows-spanned="3"/>
          <table:table-cell table:number-columns-spanned="7" table:number-rows-spanned="3">
            <draw:custom-shape table:end-cell-address="RP_03_12.O28" table:end-x="1.678cm" table:end-y="0.611cm" draw:z-index="2" draw:style-name="gr2" draw:text-style-name="P1" svg:width="12.808cm" svg:height="1.315cm" svg:x="0.111cm" svg:y="0.462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6"/>
          <table:table-cell table:number-columns-repeated="15"/>
          <table:table-cell table:style-name="ce19" table:number-columns-repeated="226"/>
        </table:table-row>
        <table:table-row table:style-name="ro4">
          <table:covered-table-cell table:number-columns-repeated="15"/>
          <table:table-cell table:number-columns-repeated="10"/>
          <table:table-cell table:style-name="ce19" table:number-columns-repeated="231"/>
        </table:table-row>
        <table:table-row table:style-name="ro4">
          <table:covered-table-cell table:number-columns-repeated="15"/>
          <table:table-cell table:number-columns-repeated="10"/>
          <table:table-cell table:style-name="ce19" table:number-columns-repeated="231"/>
        </table:table-row>
        <table:table-row table:style-name="ro8">
          <table:table-cell table:number-columns-repeated="25"/>
          <table:table-cell table:style-name="ce19" table:number-columns-repeated="231"/>
        </table:table-row>
        <table:table-row table:style-name="ro1">
          <table:table-cell table:number-columns-spanned="1" table:number-rows-spanned="7"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1">
          <table:covered-table-cell/>
          <table:table-cell table:number-columns-spanned="10" table:number-rows-spanned="1"/>
          <table:covered-table-cell table:number-columns-repeated="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"/>
          <table:table-cell table:style-name="ce19" table:number-columns-repeated="231"/>
        </table:table-row>
        <table:table-row table:style-name="ro3">
          <table:table-cell/>
          <table:table-cell table:number-columns-spanned="10" table:number-rows-spanned="1"/>
          <table:covered-table-cell table:number-columns-repeated="9"/>
          <table:table-cell table:number-columns-repeated="14"/>
          <table:table-cell table:style-name="ce19" table:number-columns-repeated="231"/>
        </table:table-row>
        <table:table-row table:style-name="ro8">
          <table:table-cell table:number-columns-repeated="25"/>
          <table:table-cell table:style-name="ce19" table:number-columns-repeated="231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14:13:43.0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3-17T14:15:03.908000000</dc:date>
    <meta:editing-cycles>45</meta:editing-cycles>
    <meta:editing-duration>PT6H29M4S</meta:editing-duration>
    <meta:document-statistic meta:table-count="2" meta:cell-count="158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7.743cm" svg:height="14.966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1.509cm" svg:y="0.753cm" svg:width="25.109cm" svg:height="12.661cm">
          <chartooo:coordinate-region svg:x="1.919cm" svg:y="0.939cm" svg:width="24.13cm" svg:height="11.855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